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FreeSans1" svg:font-family="FreeSans" style:font-family-generic="swiss"/>
    <style:font-face style:name="Lucida Console1" svg:font-family="'Lucida Console'" style:font-pitch="fixed"/>
    <style:font-face style:name="Lucida Console" svg:font-family="'Lucida Console'" style:font-adornments="Normal" style:font-pitch="fixed"/>
    <style:font-face style:name="Bitstream Vera Sans Mono" svg:font-family="'Bitstream Vera Sans Mono'" style:font-family-generic="modern" style:font-pitch="fixed"/>
    <style:font-face style:name="Lucida Console2" svg:font-family="'Lucida Console'" style:font-family-generic="modern" style:font-pitch="fixed"/>
    <style:font-face style:name="Garamond1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b024"/>
    </style:style>
    <style:style style:name="P2" style:family="paragraph" style:parent-style-name="Text_20_body">
      <style:text-properties officeooo:paragraph-rsid="001bb024"/>
    </style:style>
    <style:style style:name="P3" style:family="paragraph" style:parent-style-name="Heading_20_3">
      <style:text-properties officeooo:paragraph-rsid="001bb024"/>
    </style:style>
    <style:style style:name="P4" style:family="paragraph" style:parent-style-name="Comando">
      <style:paragraph-properties fo:text-align="justify" style:justify-single-word="false" fo:orphans="2" fo:widows="2" fo:hyphenation-ladder-count="no-limit" fo:background-color="#000000" style:text-autospace="ideograph-alpha" style:punctuation-wrap="hanging" style:line-break="strict" style:writing-mode="lr-tb">
        <style:background-image/>
      </style:paragraph-properties>
      <style:text-properties officeooo:paragraph-rsid="001bb024" fo:hyphenate="false" fo:hyphenation-remain-char-count="2" fo:hyphenation-push-char-count="2"/>
    </style:style>
    <style:style style:name="P5" style:family="paragraph" style:parent-style-name="Comando">
      <style:paragraph-properties fo:background-color="#000000">
        <style:background-image/>
      </style:paragraph-properties>
      <style:text-properties officeooo:paragraph-rsid="001bb024"/>
    </style:style>
    <style:style style:name="P6" style:family="paragraph" style:parent-style-name="Comando">
      <style:paragraph-properties fo:margin-left="0cm" fo:margin-right="0cm" style:line-height-at-least="0.503cm" fo:orphans="2" fo:widows="2" fo:text-indent="0cm" style:auto-text-indent="false" fo:background-color="#000000">
        <style:background-image/>
      </style:paragraph-properties>
      <style:text-properties officeooo:paragraph-rsid="001bb024"/>
    </style:style>
    <style:style style:name="P7" style:family="paragraph" style:parent-style-name="Código">
      <style:text-properties fo:font-weight="bold" officeooo:paragraph-rsid="001bb024" style:font-weight-asian="bold" style:font-weight-complex="bold"/>
    </style:style>
    <style:style style:name="P8" style:family="paragraph" style:parent-style-name="Código">
      <style:text-properties officeooo:paragraph-rsid="001bb024"/>
    </style:style>
    <style:style style:name="T1" style:family="text">
      <style:text-properties style:font-name="Garamon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Garamon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Garamond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Garamond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Garamond1" fo:font-size="12pt" fo:letter-spacing="normal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Garamond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ffffff" style:font-name="Lucida Console1" fo:font-size="10pt" fo:letter-spacing="normal" fo:language="pt" fo:country="BR" fo:font-style="normal" fo:font-weight="normal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ffffff" style:font-name="Lucida Console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font-name="Lucida Console2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ucida Console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ucida Console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Lucida Console1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xample"><text:span text:style-name="T1">DnsSEC</text:span></text:span></text:p>
      <text:p text:style-name="P1"><text:span text:style-name="Example"><text:span text:style-name="T1"/></text:span></text:p>
      <text:p text:style-name="P2"><text:span text:style-name="Example"><text:span text:style-name="T3"><text:tab/></text:span></text:span><text:span text:style-name="Example"><text:span text:style-name="T4">O DNSSEC (</text:span></text:span><text:span text:style-name="Example"><text:span text:style-name="T5">Domain Name System Security Extensions</text:span></text:span><text:span text:style-name="Example"><text:span text:style-name="T4">) é usado para garantir a integridade de dominios restringindo a resolusão de dominio falso .ele criptografica os dados por meio de assinaturas , possuindo duas chaves assimetricas uma publica outra privada . Em razão do mantenedor das chaves utilizar a chave privada para assinar digitalmente sua própria zona no DNS, é possível que todo mundo com acesso a chave pública desta zona verifique que os dados tranferidos desta zona estão intactos.</text:span></text:span></text:p>
      <text:p text:style-name="P2"><text:span text:style-name="Example"><text:span text:style-name="T4"><text:tab/>Com isso <text:s/>o </text:span></text:span><text:span text:style-name="Example"><text:span text:style-name="T6">DNSSEC</text:span></text:span><text:span text:style-name="Example"><text:span text:style-name="T4"> mantém uma certa segurança contra falsas informações , prefinindo ações de um dominio não existente( falso ) por meio de validação de dados . </text:span></text:span></text:p>
      <text:p text:style-name="P2"><text:span text:style-name="Example"><text:span text:style-name="T4"/></text:span></text:p>
      <text:h text:style-name="P3" text:outline-level="3"><text:span text:style-name="Example"><text:span text:style-name="T6"><text:s/>Implementando o DNSSEC</text:span></text:span></text:h>
      <text:p text:style-name="P1"><text:span text:style-name="Example"><text:span text:style-name="T6"/></text:span></text:p>
      <text:p text:style-name="P1"><text:span text:style-name="Example"><text:span text:style-name="T6"><text:tab/></text:span></text:span><text:span text:style-name="Example"><text:span text:style-name="T4">Edite o arquivo </text:span></text:span><text:span text:style-name="Example"><text:span text:style-name="T6">/etc/bind/named.conf.options </text:span></text:span><text:span text:style-name="Example"><text:span text:style-name="T4"><text:s/>e adicione as seguintes linhas , para habilitar o uso do </text:span></text:span><text:span text:style-name="Example"><text:span text:style-name="T6">dnssec .</text:span></text:span></text:p>
      <text:p text:style-name="P4"><text:span text:style-name="Example"><text:span text:style-name="T7">root@elaborata:~# vi /etc/bind/named.conf.options</text:span></text:span></text:p>
      <text:p text:style-name="P2"><text:span text:style-name="Example"><text:span text:style-name="T8"/></text:span></text:p>
      <text:p text:style-name="P8">options { </text:p>
      <text:p text:style-name="P8"><text:s text:c="8"/>directory "/var/cache/bind"; </text:p>
      <text:p text:style-name="P8"/>
      <text:p text:style-name="P8"><text:s text:c="8"/>// If there is a firewall between you and nameservers you want </text:p>
      <text:p text:style-name="P8"><text:s text:c="8"/>// to talk to, you may need to fix the firewall to allow multiple </text:p>
      <text:p text:style-name="P8"><text:s text:c="8"/>// ports to talk. <text:s/>See http://www.kb.cert.org/vuls/id/800113 </text:p>
      <text:p text:style-name="P8"/>
      <text:p text:style-name="P8"><text:s text:c="8"/>// If your ISP provided one or more IP addresses for stable </text:p>
      <text:p text:style-name="P8"><text:s text:c="8"/>// nameservers, you probably want to use them as forwarders. </text:p>
      <text:p text:style-name="P8"><text:s text:c="8"/>// Uncomment the following block, and insert the addresses replacing </text:p>
      <text:p text:style-name="P8"><text:s text:c="8"/>// the all-0's placeholder. </text:p>
      <text:p text:style-name="P8"/>
      <text:p text:style-name="P8"><text:s text:c="8"/>// forwarders { </text:p>
      <text:p text:style-name="P8"><text:s text:c="8"/>// <text:s text:c="5"/>0.0.0.0; </text:p>
      <text:p text:style-name="P8"><text:s text:c="8"/>// }; </text:p>
      <text:p text:style-name="P8"><text:s text:c="8"/>auth-nxdomain no; <text:s text:c="3"/># conform to RFC1035 </text:p>
      <text:p text:style-name="P8"><text:s text:c="8"/>listen-on-v6 { any; }; </text:p>
      <text:p text:style-name="P8"><text:tab/> <text:s text:c="2"/><text:span text:style-name="T10">dnssec-enable yes; <text:s text:c="11"/>// habilita o uso do dnssec</text:span></text:p>
      <text:p text:style-name="P7"><text:tab/> <text:s text:c="2"/>dnssec-validation yes; <text:s text:c="7"/>// usa a validação do dnssec</text:p>
      <text:p text:style-name="P7"><text:s text:c="8"/></text:p>
      <text:p text:style-name="P8">};</text:p>
      <text:p text:style-name="P2"><text:soft-page-break/><text:span text:style-name="Example"><text:span text:style-name="T4"/></text:span></text:p>
      <text:p text:style-name="P2"><text:span text:style-name="Example"><text:span text:style-name="T4"><text:s text:c="2"/><text:tab/>Crie as chaves publicas e privadas com o comando abaixo .</text:span></text:span></text:p>
      <text:p text:style-name="P5"><text:span text:style-name="Example"><text:span text:style-name="T9">root@elaborata:~# dnssec-keygen -r /dev/urandom -f KSK \ “zona de dominio”</text:span></text:span></text:p>
      <text:p text:style-name="P1"><text:span text:style-name="Example"><text:span text:style-name="T2"/></text:span></text:p>
      <text:p text:style-name="P1"><text:span text:style-name="Example"><text:span text:style-name="T2"><text:tab/>Assine as zonas de dominios com o comando abaixo .</text:span></text:span></text:p>
      <text:p text:style-name="P6"><text:span text:style-name="Example"><text:span text:style-name="T9">root@elaborata:~# dnssec-signzone -z -o “arquivo de zona de dominio” </text:span></text:span></text:p>
      <text:p text:style-name="P1"><text:span text:style-name="Example"><text:span text:style-name="T2"/></text:span></text:p>
      <text:p text:style-name="P1"><text:span text:style-name="Example"><text:span text:style-name="T2"><text:tab/>O comando acima criara um arquivo com a extensão </text:span></text:span><text:span text:style-name="Example"><text:span text:style-name="T1">.signed </text:span></text:span><text:span text:style-name="Example"><text:span text:style-name="T2"><text:s/>após a execução do comando acima altere o arquivo </text:span></text:span><text:span text:style-name="Example"><text:span text:style-name="T1">/etc/bind/named.conf.default-zones, </text:span></text:span><text:span text:style-name="Example"><text:span text:style-name="T2">e altere o nome do arquivo original para o assinado .</text:span></text:span></text:p>
      <text:p text:style-name="P6"><text:span text:style-name="Example"><text:span text:style-name="T9">root@elaborata:~# vi /etc/bind/named.conf.default-zones</text:span></text:span></text:p>
      <text:p text:style-name="P2"><text:span text:style-name="Example"><text:span text:style-name="T8"/></text:span></text:p>
      <text:p text:style-name="P8"><text:span text:style-name="Example"><text:span text:style-name="T11"><text:s/>zone "dominio.com.br" IN {</text:span></text:span></text:p>
      <text:p text:style-name="P8"><text:span text:style-name="Example"><text:span text:style-name="T11"><text:s text:c="16"/>type master;</text:span></text:span></text:p>
      <text:p text:style-name="P8"><text:span text:style-name="Example"><text:span text:style-name="T11"><text:s text:c="16"/>file "</text:span></text:span><text:span text:style-name="Example"><text:span text:style-name="T12">/etc/bind/db.dominio.signed</text:span></text:span><text:span text:style-name="Example"><text:span text:style-name="T11">";</text:span></text:span></text:p>
      <text:p text:style-name="P8"><text:span text:style-name="T13"><text:s text:c="6"/></text:span><text:span text:style-name="Example"><text:span text:style-name="T12"><text:s text:c="7"/></text:span></text:span><text:span text:style-name="Example"><text:span text:style-name="T11">};</text:span></text:span></text:p>
      <text:p text:style-name="P1"><text:span text:style-name="Example"><text:span text:style-name="T2"/></text:span></text:p>
      <text:p text:style-name="P1"><text:span text:style-name="Example"><text:span text:style-name="T2"><text:tab/>Reinicie o </text:span></text:span><text:span text:style-name="Example"><text:span text:style-name="T1">bind9 </text:span></text:span><text:span text:style-name="Example"><text:span text:style-name="T2">para carregar as configurações .</text:span></text:span></text:p>
      <text:p text:style-name="P6"><text:span text:style-name="Example"><text:span text:style-name="T9">root@elaborata:~# service bind9 restart</text:span></text:span></text:p>
      <text:p text:style-name="P1"><text:span text:style-name="Example"><text:span text:style-name="T2"/></text:span></text:p>
      <text:p text:style-name="P1"><text:span text:style-name="Example"><text:span text:style-name="T2"><text:tab/>Para testar a configuração use o comando </text:span></text:span><text:span text:style-name="Example"><text:span text:style-name="T1">dig </text:span></text:span><text:span text:style-name="Example"><text:span text:style-name="T2">conforme abaixo </text:span></text:span></text:p>
      <text:p text:style-name="P6"><text:span text:style-name="Example"><text:span text:style-name="T9">root@elaborata:~# dig dominio.com.br +dnssec</text:span></text:span></text:p>
      <text:p text:style-name="P1"><text:span text:style-name="Example"><text:span text:style-name="T2"/></text:span></text:p>
      <text:p text:style-name="P8"><text:span text:style-name="Example"><text:span text:style-name="T2">; &lt;&lt;&gt;&gt; DiG 9.7.3 &lt;&lt;&gt;&gt; dominio3.com.br +dnssec</text:span></text:span></text:p>
      <text:p text:style-name="P8"><text:span text:style-name="Example"><text:span text:style-name="T2">;; global options: +cmd</text:span></text:span></text:p>
      <text:p text:style-name="P8"><text:span text:style-name="Example"><text:span text:style-name="T2">;; Got answer:</text:span></text:span></text:p>
      <text:p text:style-name="P8"><text:span text:style-name="Example"><text:span text:style-name="T2">;; -&gt;&gt;HEADER&lt;&lt;- opcode: QUERY, status: NOERROR, id: 65121</text:span></text:span></text:p>
      <text:p text:style-name="P8"><text:span text:style-name="Example"><text:span text:style-name="T2">;; flags: qr aa rd ra; QUERY: 1, ANSWER: 2, AUTHORITY: 2, ADDITIONAL: 1</text:span></text:span></text:p>
      <text:p text:style-name="P8"><text:span text:style-name="Example"><text:span text:style-name="T2"/></text:span></text:p>
      <text:p text:style-name="P8"><text:span text:style-name="Example"><text:span text:style-name="T2">;; OPT PSEUDOSECTION:</text:span></text:span></text:p>
      <text:p text:style-name="P8"><text:span text:style-name="Example"><text:span text:style-name="T2">; EDNS: version: 0, flags: do; udp: 4096</text:span></text:span></text:p>
      <text:p text:style-name="P8"><text:span text:style-name="Example"><text:span text:style-name="T2">;; QUESTION SECTION:</text:span></text:span></text:p>
      <text:p text:style-name="P8"><text:span text:style-name="Example"><text:span text:style-name="T2">;dominio3.com.br. <text:s text:c="14"/>IN <text:s text:c="5"/>A</text:span></text:span></text:p>
      <text:p text:style-name="P8"><text:span text:style-name="Example"><text:span text:style-name="T2"/></text:span></text:p>
      <text:p text:style-name="P8"><text:span text:style-name="Example"><text:span text:style-name="T2">;; ANSWER SECTION:</text:span></text:span></text:p>
      <text:p text:style-name="P8"><text:span text:style-name="Example"><text:span text:style-name="T2">dominio3.com.br. <text:s text:c="7"/>86400 <text:s text:c="2"/>IN <text:s text:c="5"/>A <text:s text:c="6"/>10.0.50.101</text:span></text:span></text:p>
      <text:p text:style-name="P8"><text:span text:style-name="Example"><text:span text:style-name="T2">dominio3.com.br. <text:s text:c="7"/>86400 <text:s text:c="2"/>IN <text:s text:c="5"/>RRSIG <text:s text:c="2"/>A 5 3 86400 20120912172925 20120813172925 13486 dominio3.com.br. qEEfd20UoA92F1ezsZz+uo2Bx8+gZWSTbkp/dr31apH5lFSOOBkEIRXN </text:span></text:span><text:soft-page-break/><text:span text:style-name="Example"><text:span text:style-name="T2">Jo8FmUwKWAJKFZt1RLMl+iNCV0uA1udmI8VFDkKuOcvAlcTcEeo4OnqA UN6q263XlIgmgx6C2SCL+wURK2j+4OuFUuJ6LHf+cfm5XrQH5xM6m6em M5OqP7L5Ea7m4VXLfzDKb85ayxjcQkJWV7DoEyoIkFS7ASL8Pi1SJUaZ zjK+apYb9NpbTyYZHBeBSf7ebAs5bTGiaNKeOkmQStJm6sUyT5AJNeGZ KbQotO66Rwa182JHcCi+WMqcI87RlLzhAx+mkoGDt2gBbDs5qqO47CI/ HWL+sQ==</text:span></text:span></text:p>
      <text:p text:style-name="P8"><text:span text:style-name="Example"><text:span text:style-name="T2"/></text:span></text:p>
      <text:p text:style-name="P8"><text:span text:style-name="Example"><text:span text:style-name="T2">;; AUTHORITY SECTION:</text:span></text:span></text:p>
      <text:p text:style-name="P8"><text:span text:style-name="Example"><text:span text:style-name="T2">dominio3.com.br. <text:s text:c="7"/>86400 <text:s text:c="2"/>IN <text:s text:c="5"/>NS <text:s text:c="5"/>dominio3.com.br.</text:span></text:span></text:p>
      <text:p text:style-name="P8"><text:span text:style-name="Example"><text:span text:style-name="T2">dominio3.com.br. <text:s text:c="7"/>86400 <text:s text:c="2"/>IN <text:s text:c="5"/>RRSIG <text:s text:c="2"/>NS 5 3 86400 20120912172925 20120813172925 13486 dominio3.com.br. smKzNFMumqP6euuK9bSBKGvGOnHMmsVZlvmycsooIX7RWBT5zCBtyn0f 5q22PBy2FnqekFpnPcNfCgHQ9eFkjLw5QaP+VIdyS/j4nuKIlNRQ6fN1 1Pd9Vhd2VdyANiFEXWXujTN6ihSamQsk6BO5eynSiv+HOYmom8H8tFN7 cCIZHhBvbrJPxt2QZ59rhRG6PpG9SB8ShFAfKUYLU//hx4ZNv7/1GGc8 EHgoJyg8gzN5o9HcdpexgHdG8z2HhSb8IHZFr74nAtbm3gVIsEzzGPRd jMIArYACVpQczJiodoO1VPzrYqewBMG5CfcM2GufDRdOTuw5zZOx14Oe Sv3iWA==</text:span></text:span></text:p>
      <text:p text:style-name="P8"><text:span text:style-name="Example"><text:span text:style-name="T2"/></text:span></text:p>
      <text:p text:style-name="P8"><text:span text:style-name="Example"><text:span text:style-name="T2">;; Query time: 0 msec</text:span></text:span></text:p>
      <text:p text:style-name="P8"><text:span text:style-name="Example"><text:span text:style-name="T2">;; SERVER: 10.0.50.101#53(10.0.50.101)</text:span></text:span></text:p>
      <text:p text:style-name="P8"><text:span text:style-name="Example"><text:span text:style-name="T2">;; WHEN: Mon Aug 13 17:18:33 2012</text:span></text:span></text:p>
      <text:p text:style-name="P8"><text:span text:style-name="Example"><text:span text:style-name="T2">;; MSG SIZE <text:s/>rcvd: 680</text:span></text:span></text:p>
      <text:p text:style-name="P8"><text:span text:style-name="Example"><text:span text:style-name="T2"/></text:span></text:p>
      <text:p text:style-name="P8"><text:span text:style-name="Example"><text:span text:style-name="T2"/></text:span></text:p>
      <text:p text:style-name="P1"><text:span text:style-name="Example"><text:span text:style-name="T2"/></text:span></text:p>
      <text:p text:style-name="P1"><text:span text:style-name="Example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/>
    <style:font-face style:name="FreeSans1" svg:font-family="FreeSans" style:font-family-generic="swiss"/>
    <style:font-face style:name="Lucida Console1" svg:font-family="'Lucida Console'" style:font-pitch="fixed"/>
    <style:font-face style:name="Lucida Console" svg:font-family="'Lucida Console'" style:font-adornments="Normal" style:font-pitch="fixed"/>
    <style:font-face style:name="Bitstream Vera Sans Mono" svg:font-family="'Bitstream Vera Sans Mono'" style:font-family-generic="modern" style:font-pitch="fixed"/>
    <style:font-face style:name="Lucida Console2" svg:font-family="'Lucida Console'" style:font-family-generic="modern" style:font-pitch="fixed"/>
    <style:font-face style:name="Garamond1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cm" fo:margin-bottom="0.21cm" style:contextual-spacing="false" fo:text-indent="0cm" style:auto-text-indent="false" fo:keep-with-next="always"/>
      <style:text-properties style:font-name="Garamond1" fo:font-family="Garamond" style:font-family-generic="roman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Comando" style:family="paragraph" style:parent-style-name="Standard" style:master-page-name="">
      <style:paragraph-properties fo:margin-top="0cm" fo:margin-bottom="0.21cm" style:contextual-spacing="false" style:page-number="auto" fo:background-color="#000000" fo:padding="0.035cm" fo:border="0.99pt solid #808080">
        <style:background-image/>
      </style:paragraph-properties>
      <style:text-properties fo:color="#ffffff" style:font-name="Lucida Console" fo:font-family="'Lucida Console'" style:font-style-name="Normal" style:font-pitch="fixed" fo:font-size="10pt" fo:font-weight="normal" style:font-size-asian="10pt"/>
    </style:style>
    <style:style style:name="Código" style:family="paragraph" style:parent-style-name="Standard">
      <style:paragraph-properties fo:margin-top="0cm" fo:margin-bottom="0.21cm" style:contextual-spacing="false" fo:background-color="#cccccc" fo:padding="0.035cm" fo:border="0.51pt solid #000000">
        <style:background-image/>
      </style:paragraph-properties>
      <style:text-properties style:font-name="Lucida Console" fo:font-family="'Lucida Console'" style:font-style-name="Normal" style:font-pitch="fixed" fo:font-size="10pt" style:font-size-asian="10pt"/>
    </style:style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5-07-05T21:02:24.422276635</meta:creation-date>
    <dc:date>2015-07-05T21:03:01.231821970</dc:date>
    <dc:creator>nicolas </dc:creator>
    <meta:editing-duration>P0D</meta:editing-duration>
    <meta:editing-cycles>1</meta:editing-cycles>
    <meta:document-statistic meta:table-count="0" meta:image-count="0" meta:object-count="0" meta:page-count="3" meta:paragraph-count="57" meta:word-count="472" meta:character-count="3991" meta:non-whitespace-character-count="3260"/>
    <meta:generator>LibreOffice/4.2.6.3$Linux_X86_64 LibreOffice_project/420m0$Build-3</meta:generator>
  </office:meta>
</office:document-meta>
</file>